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3">
      <style:paragraph-properties fo:margin-left="1.588cm" fo:margin-right="0cm" fo:margin-top="0cm" fo:margin-bottom="0.159cm" style:contextual-spacing="false" fo:text-indent="0cm" style:auto-text-indent="false" fo:padding="0cm" fo:border="none"/>
    </style:style>
    <style:style style:name="P2" style:family="paragraph" style:parent-style-name="Standard">
      <style:text-properties style:font-name="Arial1" fo:font-size="12pt" style:font-size-asian="12pt" style:font-size-complex="12pt"/>
    </style:style>
    <style:style style:name="P3" style:family="paragraph" style:parent-style-name="Text_20_body">
      <style:text-properties style:font-name="Arial1" fo:font-size="12pt" style:font-size-asian="12pt" style:font-size-complex="12pt"/>
    </style:style>
    <style:style style:name="P4" style:family="paragraph" style:parent-style-name="Text_20_body" style:list-style-name="L8">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5" style:family="paragraph" style:parent-style-name="Text_20_body" style:list-style-name="L9">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6" style:family="paragraph" style:parent-style-name="Text_20_body" style:list-style-name="L10">
      <style:paragraph-properties fo:margin-left="1.588cm" fo:margin-right="0cm" fo:margin-top="0cm" fo:margin-bottom="0.159cm" style:contextual-spacing="false" fo:text-indent="0cm" style:auto-text-indent="false" fo:padding="0cm" fo:border="none"/>
      <style:text-properties style:font-name="Arial1" fo:font-size="12pt" style:font-size-asian="12pt" style:font-size-complex="12pt"/>
    </style:style>
    <style:style style:name="P7" style:family="paragraph" style:parent-style-name="Text_20_body" style:list-style-name="L10">
      <style:paragraph-properties fo:margin-left="1.588cm" fo:margin-right="0cm" fo:margin-top="0cm" fo:margin-bottom="0.476cm" style:contextual-spacing="false" fo:text-indent="0cm" style:auto-text-indent="false" fo:padding="0cm" fo:border="none"/>
      <style:text-properties style:font-name="Arial1" fo:font-size="12pt" style:font-size-asian="12pt" style:font-size-complex="12pt"/>
    </style:style>
    <style:style style:name="P8" style:family="paragraph" style:parent-style-name="Text_20_body" style:list-style-name="L11">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9" style:family="paragraph" style:parent-style-name="Text_20_body" style:list-style-name="L12">
      <style:paragraph-properties fo:margin-left="0cm" fo:margin-right="0cm" fo:margin-top="0cm" fo:margin-bottom="0.794cm" style:contextual-spacing="false" fo:text-indent="0cm" style:auto-text-indent="false"/>
      <style:text-properties style:font-name="Arial1" fo:font-size="12pt" style:font-size-asian="12pt" style:font-size-complex="12pt"/>
    </style:style>
    <style:style style:name="P10" style:family="paragraph" style:parent-style-name="Text_20_body" style:list-style-name="L12">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11" style:family="paragraph" style:parent-style-name="Text_20_body" style:list-style-name="L13">
      <style:paragraph-properties fo:margin-left="1.588cm" fo:margin-right="0cm" fo:margin-top="0cm" fo:margin-bottom="0.159cm" style:contextual-spacing="false" fo:text-indent="0cm" style:auto-text-indent="false" fo:padding="0cm" fo:border="none"/>
      <style:text-properties style:font-name="Arial1" fo:font-size="12pt" style:font-size-asian="12pt" style:font-size-complex="12pt"/>
    </style:style>
    <style:style style:name="P12" style:family="paragraph" style:parent-style-name="Text_20_body" style:list-style-name="L13">
      <style:paragraph-properties fo:margin-left="1.588cm" fo:margin-right="0cm" fo:margin-top="0cm" fo:margin-bottom="0.476cm" style:contextual-spacing="false" fo:text-indent="0cm" style:auto-text-indent="false" fo:padding="0cm" fo:border="none"/>
      <style:text-properties style:font-name="Arial1" fo:font-size="12pt" style:font-size-asian="12pt" style:font-size-complex="12pt"/>
    </style:style>
    <style:style style:name="P13" style:family="paragraph" style:parent-style-name="Text_20_body" style:list-style-name="L14">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14" style:family="paragraph" style:parent-style-name="Text_20_body">
      <style:paragraph-properties fo:margin-left="0cm" fo:margin-right="0cm" fo:margin-top="0cm" fo:margin-bottom="0cm" style:contextual-spacing="false" fo:text-indent="0cm" style:auto-text-indent="false"/>
      <style:text-properties style:font-name="Arial1" fo:font-size="12pt" style:font-size-asian="12pt" style:font-size-complex="12pt"/>
    </style:style>
    <style:style style:name="P15" style:family="paragraph" style:parent-style-name="Text_20_body" style:list-style-name="L8">
      <style:paragraph-properties fo:margin-left="0cm" fo:margin-right="0cm" fo:margin-top="0cm" fo:margin-bottom="0.794cm" style:contextual-spacing="false" fo:text-indent="0cm" style:auto-text-indent="false"/>
      <style:text-properties style:font-name="Arial1" fo:font-size="12pt" fo:font-weight="bold" style:font-size-asian="12pt" style:font-weight-asian="bold" style:font-size-complex="12pt" style:font-weight-complex="bold"/>
    </style:style>
    <style:style style:name="P16" style:family="paragraph" style:parent-style-name="Text_20_body" style:list-style-name="L9">
      <style:paragraph-properties fo:margin-left="0cm" fo:margin-right="0cm" fo:margin-top="0cm" fo:margin-bottom="0.794cm" style:contextual-spacing="false" fo:text-indent="0cm" style:auto-text-indent="false"/>
      <style:text-properties style:font-name="Arial1" fo:font-size="12pt" fo:font-weight="bold" style:font-size-asian="12pt" style:font-weight-asian="bold" style:font-size-complex="12pt" style:font-weight-complex="bold"/>
    </style:style>
    <style:style style:name="P17" style:family="paragraph" style:parent-style-name="Text_20_body" style:list-style-name="L8">
      <style:paragraph-properties fo:margin-left="0cm" fo:margin-right="0cm" fo:margin-top="0cm" fo:margin-bottom="0cm" style:contextual-spacing="false" fo:text-indent="0cm" style:auto-text-indent="false"/>
    </style:style>
    <style:style style:name="P18" style:family="paragraph" style:parent-style-name="Text_20_body">
      <style:paragraph-properties fo:margin-left="0cm" fo:margin-right="0cm" fo:margin-top="0cm" fo:margin-bottom="0cm" style:contextual-spacing="false" fo:text-indent="0cm" style:auto-text-indent="false"/>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0b220c"/>
    </style:style>
    <style:style style:name="T1" style:family="text">
      <style:text-properties fo:background-color="transparent" loext:char-shading-value="0"/>
    </style:style>
    <style:style style:name="T2" style:family="text">
      <style:text-properties fo:color="#aa0d91" loext:opacity="100%"/>
    </style:style>
    <style:style style:name="T3" style:family="text">
      <style:text-properties fo:color="#aa0d91" loext:opacity="100%" style:font-name="Arial1"/>
    </style:style>
    <style:style style:name="T4" style:family="text">
      <style:text-properties fo:color="#aa0d91" loext:opacity="100%" style:font-name="Arial1" fo:font-size="12pt" style:font-size-asian="12pt" style:font-size-complex="12pt"/>
    </style:style>
    <style:style style:name="T5" style:family="text">
      <style:text-properties fo:color="#5c2699" loext:opacity="100%"/>
    </style:style>
    <style:style style:name="T6" style:family="text">
      <style:text-properties fo:color="#5c2699" loext:opacity="100%" style:font-name="Arial1"/>
    </style:style>
    <style:style style:name="T7" style:family="text">
      <style:text-properties fo:color="#5c2699" loext:opacity="100%" style:font-name="Arial1" fo:font-size="12pt" style:font-size-asian="12pt" style:font-size-complex="12pt"/>
    </style:style>
    <style:style style:name="T8" style:family="text">
      <style:text-properties fo:color="#1c00cf" loext:opacity="100%"/>
    </style:style>
    <style:style style:name="T9" style:family="text">
      <style:text-properties fo:color="#1c00cf" loext:opacity="100%" style:font-name="Arial1"/>
    </style:style>
    <style:style style:name="T10" style:family="text">
      <style:text-properties fo:color="#1c00cf" loext:opacity="100%" style:font-name="Arial1" fo:font-size="12pt" style:font-size-asian="12pt" style:font-size-complex="12pt"/>
    </style:style>
    <style:style style:name="T11" style:family="text">
      <style:text-properties style:font-name="Arial1"/>
    </style:style>
    <style:style style:name="T12" style:family="text">
      <style:text-properties style:font-name="Arial1" fo:background-color="transparent" loext:char-shading-value="0"/>
    </style:style>
    <style:style style:name="T13" style:family="text">
      <style:text-properties style:font-name="Arial1" fo:font-size="12pt" style:font-size-asian="12pt" style:font-size-complex="12pt"/>
    </style:style>
    <style:style style:name="T14" style:family="text">
      <style:text-properties style:font-name="Arial1" fo:font-size="12pt" fo:background-color="transparent" loext:char-shading-value="0" style:font-size-asian="12pt" style:font-size-complex="12pt"/>
    </style:style>
    <style:style style:name="T15" style:family="text">
      <style:text-properties officeooo:rsid="000b220c"/>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5.002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text:start-value="2">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8">
        <text:list-item>
          <text:p text:style-name="P15">Create a procedure to test the input parameters and a function with the same functionality as the procedure. This task is designed to learn the difference in use between a procedure with input parameters and a function.</text:p>
          <text:list>
            <text:list-item>
              <text:p text:style-name="P17"><text:span text:style-name="T13">Design a new Stored Procedure for Inserting new employees named AddEmployee that will insert the last name, job title, hire date, salary, commission, and department number (dept_no) of a new employee. The procedure will insert this information into the EMP table of the </text:span><text:a xlink:type="simple" xlink:href="https://iedib.net/avirtual/mod/book/view.php?id=18931&amp;chapterid=38623" office:target-frame-name="_blank" xlink:show="new" text:style-name="Internet_20_link" text:visited-style-name="Visited_20_Internet_20_Link"><text:span text:style-name="T14">empresa</text:span></text:a><text:span text:style-name="T14"> </text:span><text:span text:style-name="T13">database. Use the knowledge acquired and the provided instructions to create the AddEmployee procedure.</text:span></text:p>
            </text:list-item>
          </text:list>
        </text:list-item>
      </text:list>
      <text:p text:style-name="P18"><text:span text:style-name="T13"><text:tab/><text:tab/></text:span></text:p>
      <text:p text:style-name="P18"><text:span text:style-name="T13">DELIMITER //<text:line-break/>CREATE PROCEDURE AddEmployee<text:line-break/>( IN EMP_NO SMALLINT, IN COGNOM VARCHAR(10), IN OFICI VARCHAR(10),<text:line-break/> IN DATA_ALTA DATE, IN SALARI INT UNSIGNED, IN COMISSIO INT UNSIGNED,<text:line-break/> IN DEPT_NO TINYINT UNSIGNED )<text:line-break/>BEGIN<text:line-break/> <text:s text:c="2"/>INSERT INTO emp (EMP_NO, COGNOM, OFICI, DATA_ALTA, SALARI, COMISSIO, DEPT_NO)<text:line-break/> <text:s text:c="2"/>VALUES (EMP_NO, COGNOM, OFICI, DATA_ALTA, SALARI, COMISSIO, DEPT_NO);<text:line-break/>END //<text:line-break/>DELIMITER ;<text:line-break/><text:line-break/></text:span></text:p>
      <text:p text:style-name="P18"><text:span text:style-name="T13"/></text:p>
      <text:p text:style-name="P18"><text:span text:style-name="T13"/></text:p>
      <text:p text:style-name="P18"><text:span text:style-name="T13"/></text:p>
      <text:list text:continue-numbering="true" text:style-name="L8">
        <text:list-item>
          <text:list>
            <text:list-item>
              <text:p text:style-name="P4">Test the procedure by inserting a new employee using sample data.</text:p>
              <text:p text:style-name="P4"/>
            </text:list-item>
          </text:list>
        </text:list-item>
      </text:list>
      <text:p text:style-name="P18">CALL AddEmployee(7966, 'Perez', 'Operari', '2024-12-04', 1500, 500, 20);</text:p>
      <text:p text:style-name="P14"/>
      <text:list text:continue-numbering="true" text:style-name="L8">
        <text:list-item>
          <text:list>
            <text:list-item>
              <text:p text:style-name="P4">Provide your solution to ChatGPT and ask for an explanation of the procedure you designed.</text:p>
            </text:list-item>
          </text:list>
        </text:list-item>
      </text:list>
      <text:p text:style-name="P14"/>
      <text:p text:style-name="P14"/>
      <text:p text:style-name="P14"/>
      <text:list text:continue-numbering="true" text:style-name="L8">
        <text:list-item>
          <text:list>
            <text:list-item>
              <text:p text:style-name="P4">Ask ChatGPT to design the procedure. Did it provide the same solution? Was there a mistake?</text:p>
            </text:list-item>
          </text:list>
        </text:list-item>
      </text:list>
      <text:p text:style-name="P14"/>
      <text:p text:style-name="P14"/>
      <text:p text:style-name="P14"/>
      <text:p text:style-name="P14"/>
      <text:p text:style-name="P14"/>
      <text:p text:style-name="P14"/>
      <text:list text:continue-numbering="true" text:style-name="L8">
        <text:list-item>
          <text:list>
            <text:list-item>
              <text:p text:style-name="P4"><text:soft-page-break/>Once you have verified that the procedure works as expected, think of a change or improvement you would like to implement. For example, you might want to add a check to ensure that the salary and commission are greater than zero. Ask ChatGPT to implement the improvement, assess if the result is correct, apply the changes, and test it.</text:p>
            </text:list-item>
          </text:list>
        </text:list-item>
      </text:list>
      <text:p text:style-name="P14"/>
      <text:p text:style-name="P19">DELIMITER //<text:line-break/>CREATE PROCEDURE AddEmployee<text:line-break/>( IN EMP_NO SMALLINT, IN COGNOM VARCHAR(10), IN OFICI VARCHAR(10),<text:line-break/> IN DATA_ALTA DATE, IN SALARI INT UNSIGNED, IN COMISSIO INT UNSIGNED,<text:line-break/> IN DEPT_NO TINYINT UNSIGNED )<text:line-break/>BEGIN<text:line-break/> <text:s text:c="2"/>INSERT INTO emp (EMP_NO, COGNOM, OFICI, DATA_ALTA, SALARI, COMISSIO, DEPT_NO)<text:line-break/> <text:s text:c="2"/>VALUES (EMP_NO, COGNOM, OFICI, DATA_ALTA, SALARI, COMISSIO, DEPT_NO);<text:line-break/>END //<text:line-break/>DELIMITER ;</text:p>
      <text:p text:style-name="P14"/>
      <text:list text:continue-numbering="true" text:style-name="L8">
        <text:list-item>
          <text:list>
            <text:list-item>
              <text:p text:style-name="P4">Design a new function with the same functionality as the procedure and test the function by inserting a new employee using sample data.</text:p>
            </text:list-item>
          </text:list>
        </text:list-item>
      </text:list>
      <text:p text:style-name="P14"/>
      <text:p text:style-name="P14"/>
      <text:p text:style-name="P14"/>
      <text:p text:style-name="P14"/>
      <text:p text:style-name="P14"/>
      <text:p text:style-name="P14"/>
      <text:p text:style-name="P14"/>
      <text:p text:style-name="P3"/>
      <text:list text:style-name="L9">
        <text:list-item>
          <text:p text:style-name="P16">Create a procedure to test th<text:span text:style-name="T15">e </text:span>operation of parameters. This task is designed to learn how to use different types of parameters (IN, OUT, and INOUT) in stored procedures.</text:p>
          <text:list>
            <text:list-item>
              <text:p text:style-name="P5">Design a new Stored Procedure for Updating an Employee's Salary in the EMP table of the empresa database. The stored procedure named UpdateEmployeeSalary should make use of IN and OUT parameters.</text:p>
            </text:list-item>
          </text:list>
        </text:list-item>
      </text:list>
      <text:list text:style-name="L10">
        <text:list-item>
          <text:list>
            <text:list-item>
              <text:list>
                <text:list-item>
                  <text:p text:style-name="P6">The procedure will accept the employee identification number (EMP_NO) and the new salary (SALARI) as input parameters (IN).</text:p>
                </text:list-item>
                <text:list-item>
                  <text:p text:style-name="P6">After updating the employee's salary, the procedure will calculate the difference between the new and the old salary, returning this value as an output parameter (OUT).</text:p>
                </text:list-item>
                <text:list-item>
                  <text:p text:style-name="P7">A validation within the procedure should check if the new salary is higher than the current before performing the update. <text:soft-page-break/>If the new salary is not higher, the procedure should return an error message.</text:p>
                </text:list-item>
              </text:list>
            </text:list-item>
          </text:list>
        </text:list-item>
      </text:list>
      <text:list text:style-name="L11">
        <text:list-item>
          <text:list>
            <text:list-item>
              <text:p text:style-name="P8">Execute the procedure using different scenarios to validate the functionality, including cases where the new salary is higher and lower than the current salary. Ensure that the procedure correctly handles cases where the new salary does not meet the specified criteria, returning the appropriate error message.</text:p>
            </text:list-item>
            <text:list-item>
              <text:p text:style-name="P8">Provide your solution to ChatGPT and ask for an explanation of the procedure you designed.</text:p>
            </text:list-item>
            <text:list-item>
              <text:p text:style-name="P8">Ask ChatGPT to design the procedure. Did it provide the same solution? Was there a mistake?</text:p>
            </text:list-item>
          </text:list>
        </text:list-item>
      </text:list>
      <text:p text:style-name="P3"/>
      <text:list text:style-name="L12">
        <text:list-item>
          <text:p text:style-name="P9">Create a procedure to learn how to implement and use transactions within stored procedures to ensure the consistency and integrity of data in the empresa database.</text:p>
          <text:list>
            <text:list-item>
              <text:p text:style-name="P10">Design a new Stored Procedure for Inventory Management named ManageInventory that will update a product's stock and record the transaction in a new table named transaction_records.</text:p>
            </text:list-item>
          </text:list>
        </text:list-item>
      </text:list>
      <text:list text:style-name="L13">
        <text:list-item>
          <text:list>
            <text:list-item>
              <text:list>
                <text:list-item>
                  <text:p text:style-name="P11">The procedure will accept the product number (PROD_NUM), the quantity to adjust (can be positive for increments or negative for decrements), and a transaction message as input parameters.</text:p>
                </text:list-item>
                <text:list-item>
                  <text:p text:style-name="P11">The transaction must ensure that the stock update and transaction record are completed together: either both operations are executed or neither.</text:p>
                </text:list-item>
                <text:list-item>
                  <text:p text:style-name="P12">Before starting the task, make sure that the empresa database contains the following tables:</text:p>
                  <text:list>
                    <text:list-item>
                      <text:p text:style-name="P11">An existing PRODUCT table in which a new column named QUANTITAT must be added, which will record the existing stock of each product. You can use the following instruction to create it:</text:p>
                      <text:p text:style-name="P1"><text:span text:style-name="Source_20_Text"><text:span text:style-name="T4">ALTER</text:span></text:span><text:span text:style-name="Source_20_Text"><text:span text:style-name="T13"> </text:span></text:span><text:span text:style-name="Source_20_Text"><text:span text:style-name="T4">TABLE</text:span></text:span><text:span text:style-name="Source_20_Text"><text:span text:style-name="T13"> PRODUCTE</text:span></text:span></text:p>
                      <text:p text:style-name="P1"><text:span text:style-name="Source_20_Text"><text:span text:style-name="T4">ADD</text:span></text:span><text:span text:style-name="Source_20_Text"><text:span text:style-name="T13"> QUANTITAT </text:span></text:span><text:span text:style-name="Source_20_Text"><text:span text:style-name="T7">integer</text:span></text:span><text:span text:style-name="Source_20_Text"><text:span text:style-name="T13"> unsigned </text:span></text:span><text:span text:style-name="Source_20_Text"><text:span text:style-name="T4">DEFAULT</text:span></text:span><text:span text:style-name="Source_20_Text"><text:span text:style-name="T13"> </text:span></text:span><text:span text:style-name="Source_20_Text"><text:span text:style-name="T10">100</text:span></text:span><text:span text:style-name="Source_20_Text"><text:span text:style-name="T13">;</text:span></text:span></text:p>
                    </text:list-item>
                    <text:list-item>
                      <text:p text:style-name="P12">A new transaction_records table that you will need to create with fields such as transaction_id, prod_num, adjusted_quantity, message, and transaction_date.</text:p>
                    </text:list-item>
                  </text:list>
                </text:list-item>
              </text:list>
            </text:list-item>
          </text:list>
        </text:list-item>
      </text:list>
      <text:list text:style-name="L14">
        <text:list-item>
          <text:list>
            <text:list-item>
              <text:p text:style-name="P13">Execute the procedure using different scenarios to validate the functionality of the transaction, including cases where it should fail to ensure that no change is made to the database.</text:p>
            </text:list-item>
            <text:list-item>
              <text:p text:style-name="P13"><text:soft-page-break/>Provide your solution to ChatGPT and ask for an explanation of the procedure you designed.</text:p>
            </text:list-item>
            <text:list-item>
              <text:p text:style-name="P13">Ask ChatGPT to design the procedure. Did it provide the same solution? Was there a mistake?</text:p>
            </text:list-item>
          </text:list>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0:51:17.208000000</meta:creation-date>
    <dc:date>2024-04-15T13:45:06.560000000</dc:date>
    <meta:editing-duration>PT2H53M49S</meta:editing-duration>
    <meta:editing-cycles>1</meta:editing-cycles>
    <meta:document-statistic meta:table-count="0" meta:image-count="0" meta:object-count="0" meta:page-count="4" meta:paragraph-count="31" meta:word-count="813" meta:character-count="5094" meta:non-whitespace-character-count="4318"/>
    <meta:generator>LibreOffice/7.6.2.1$Windows_X86_64 LibreOffice_project/56f7684011345957bbf33a7ee678afaf4d2ba333</meta:generator>
  </office:meta>
</office:document-meta>
</file>